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hucky Poker Trainer</text:p>
      <text:p text:style-name="P1"/>
      <text:p text:style-name="P1"/>
      <text:p text:style-name="P1"/>
      <text:p text:style-name="P1"/>
      <text:p text:style-name="P1">This is a continuing project from about 2010.</text:p>
      <text:p text:style-name="P1"/>
      <text:p text:style-name="P1">This program will help train someone in certain areas of Texas Hold'Em. Skills that are required in order to start to get the knowledge and experience to be a winner.</text:p>
      <text:p text:style-name="P1"/>
      <text:p text:style-name="P1">Using this tool will not make a player a winner, as that requires experience as well as gaining further skills that this tool cannot teach.</text:p>
      <text:p text:style-name="P1"/>
      <text:p text:style-name="P1">At present this tool has tests for the Pre Flop tables and the correct play Pre Flop. More tests will be added.</text:p>
      <text:p text:style-name="P1"/>
      <text:p text:style-name="P1">The tables and strategies used by this tool are based on Ed Miller's Getting Started In Hold'Em, which is an entry level guide in the world of the game.</text:p>
      <text:p text:style-name="P1"/>
      <text:p text:style-name="P1"/>
      <text:p text:style-name="P2">05 March 2016</text:p>
      <text:p text:style-name="P1"/>
      <text:p text:style-name="P1">16:19 – I have made a number of corrections to the interface, and made it so that the GUI changes size based on the tab (test) selected by the user.</text:p>
      <text:p text:style-name="P1">NEXT: add card images – it currently uses text to represent the cards, e.g. ATs = Ace and Ten suited</text:p>
      <text:p text:style-name="P1"/>
      <text:p text:style-name="P1">16:43 – To start with, get the 52 card images... this is gonna be fun, NOT!</text:p>
      <text:p text:style-name="P1"/>
      <text:p text:style-name="P1"><text:a xlink:type="simple" xlink:href="http://poo-proyects.googlecode.com/svn/trunk/tp-final/imagenes/poker.cards/" text:style-name="Internet_20_link" text:visited-style-name="Visited_20_Internet_20_Link">http://poo-proyects.googlecode.com/svn/trunk/tp-final/imagenes/poker.cards/</text:a> </text:p>
      <text:p text:style-name="P1"/>
      <text:p text:style-name="P1">I now have all of the card images.</text:p>
      <text:p text:style-name="P1">NEXT: load them into the game and make use of them.</text:p>
      <text:p text:style-name="P1"/>
      <text:p text:style-name="P1"/>
      <text:p text:style-name="P2">06 March 2016</text:p>
      <text:p text:style-name="P1"/>
      <text:p text:style-name="P1">07:57 – Card images are now displayed for the PreFlop Correct Play test.</text:p>
      <text:p text:style-name="P1">NEXT: Implement “Identify the nuts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6M50S</meta:editing-duration>
    <meta:editing-cycles>13</meta:editing-cycles>
    <meta:generator>OpenOffice/4.1.1$Win32 OpenOffice.org_project/411m6$Build-9775</meta:generator>
    <dc:date>2016-03-06T13:28:28.04</dc:date>
    <dc:creator>Chucksta </dc:creator>
    <meta:document-statistic meta:table-count="0" meta:image-count="0" meta:object-count="0" meta:page-count="2" meta:paragraph-count="16" meta:word-count="227" meta:character-count="1250"/>
    <meta:user-defined meta:name="Info 1"/>
    <meta:user-defined meta:name="Info 2"/>
    <meta:user-defined meta:name="Info 3"/>
    <meta:user-defined meta:name="Info 4"/>
  </office:meta>
</office:document-meta>
</file>